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333333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marker-start="Arrow" draw:marker-start-width="0.305cm" draw:marker-end="Arrow" draw:marker-end-width="0.305cm" draw:textarea-vertical-align="middle"/>
    </style:style>
    <style:style style:name="gr10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auto-grow-height="true" draw:auto-grow-width="false" fo:max-height="0cm" fo:min-height="6.608cm"/>
    </style:style>
    <style:style style:name="gr12" style:family="graphic" style:parent-style-name="objectwithoutfill">
      <style:graphic-properties svg:stroke-color="#000000" draw:marker-end="Arrow" draw:marker-end-width="0.356cm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objectwithoutfill">
      <style:graphic-properties draw:stroke="dash" draw:stroke-dash="Fine_20_Dashed_20__28_var_29_"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2" style:family="graphic" style:parent-style-name="standard">
      <style:graphic-properties draw:fill="non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52cm" draw:marker-start="Arrow" draw:marker-start-width="0.584cm" draw:marker-end="Arrow" draw:marker-end-width="0.584cm" draw:fill="none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/>
    </style:style>
    <style:style style:name="P4" style:family="paragraph">
      <style:paragraph-properties fo:text-align="center"/>
      <style:text-properties fo:font-family="TakaoPGothic" style:font-style-name="Regular" style:font-family-generic="swiss" style:font-pitch="variable" fo:font-size="18pt" style:font-family-asian="TakaoPGothic" style:font-style-name-asian="Regular" style:font-family-generic-asian="swiss" style:font-pitch-asian="variable" style:font-size-asian="18pt" style:language-asian="ja" style:country-asian="JP" style:font-size-complex="18pt"/>
    </style:style>
    <style:style style:name="P5" style:family="paragraph">
      <style:text-properties fo:font-family="TakaoPGothic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TakaoPGothic" style:font-family-generic="swiss" style:font-pitch="variable" fo:font-size="22pt" style:font-size-asian="22pt" style:font-size-complex="22pt"/>
    </style:style>
    <style:style style:name="P7" style:family="paragraph">
      <style:paragraph-properties fo:text-align="center"/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family="'VL Gothic'" style:font-family-generic="swiss" style:font-pitch="variable" fo:font-size="22pt" style:font-size-asian="22pt" style:font-size-complex="22pt"/>
    </style:style>
    <style:style style:name="P12" style:family="paragraph">
      <style:paragraph-properties fo:text-align="center"/>
      <style:text-properties fo:font-family="'VL Gothic'" style:font-family-generic="swiss" style:font-pitch="variable" fo:font-size="24pt" style:font-size-asian="24pt" style:font-size-complex="24pt"/>
    </style:style>
    <style:style style:name="P13" style:family="paragraph">
      <style:text-properties fo:font-family="'VL Gothic'" style:font-family-generic="swiss" style:font-pitch="variable" fo:font-size="24pt" style:font-size-asian="24pt" style:font-size-complex="24pt"/>
    </style:style>
    <style:style style:name="P14" style:family="paragraph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P15" style:family="paragraph">
      <style:text-properties fo:font-family="'VL Gothic'" style:font-family-generic="swiss" style:font-pitch="variable" fo:font-size="22pt" style:font-size-asian="22pt" style:font-size-complex="22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style:paragraph-properties fo:text-align="center"/>
      <style:text-properties fo:color="#ffffff" style:font-size-asian="18pt"/>
    </style:style>
    <style:style style:name="T1" style:family="text">
      <style:text-properties fo:font-size="18pt"/>
    </style:style>
    <style:style style:name="T2" style:family="text">
      <style:text-properties fo:font-family="TakaoPGothic" style:font-style-name="Regular" style:font-family-generic="swiss" style:font-pitch="variable" fo:font-size="48pt" style:font-family-asian="TakaoPGothic" style:font-style-name-asian="Regular" style:font-family-generic-asian="swiss" style:font-pitch-asian="variable" style:font-size-asian="48pt" style:language-asian="ja" style:country-asian="JP" style:font-size-complex="48pt"/>
    </style:style>
    <style:style style:name="T3" style:family="text">
      <style:text-properties fo:font-family="TakaoPGothic" style:font-family-generic="swiss" style:font-pitch="variable" fo:font-size="22pt" style:font-size-asian="22pt" style:font-size-complex="22pt"/>
    </style:style>
    <style:style style:name="T4" style:family="text">
      <style:text-properties fo:font-family="TakaoPGothic" style:font-style-name="Regular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5" style:family="text">
      <style:text-properties fo:font-family="TakaoPGothic" style:font-family-generic="swiss" style:font-pitch="variable" fo:font-size="22pt" style:font-family-asian="TakaoPGothic" style:font-style-name-asian="Regular" style:font-family-generic-asian="swiss" style:font-pitch-asian="variable" style:font-size-asian="22pt" style:language-asian="ja" style:country-asian="JP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VL Gothic'" style:font-family-generic="swiss" style:font-pitch="variable" fo:font-size="22pt" style:font-size-asian="22pt" style:font-size-complex="22pt"/>
    </style:style>
    <style:style style:name="T8" style:family="text">
      <style:text-properties fo:font-family="'VL Gothic'" style:font-family-generic="swiss" style:font-pitch="variable" fo:font-size="24pt" style:font-size-asian="24pt" style:font-size-complex="24pt"/>
    </style:style>
    <style:style style:name="T9" style:family="text">
      <style:text-properties fo:font-family="'VL Gothic'" style:font-family-generic="swiss" style:font-pitch="variable" fo:font-size="20pt" style:font-family-asian="'VL Gothic'" style:font-family-generic-asian="swiss" style:font-pitch-asian="variable" style:font-size-asian="20pt" style:font-size-complex="20pt"/>
    </style:style>
    <style:style style:name="T10" style:family="text">
      <style:text-properties fo:color="#ffffff"/>
    </style:style>
    <style:style style:name="T11" style:family="text">
      <style:text-properties fo:color="#ffffff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277cm" svg:height="0.962cm" svg:x="1.5cm" svg:y="1.3cm">
          <draw:text-box>
            <text:p><text:span text:style-name="T1">(a)</text:span></text:p>
          </draw:text-box>
        </draw:frame>
        <draw:line draw:style-name="gr2" draw:text-style-name="P2" draw:layer="layout" svg:x1="3.5cm" svg:y1="2cm" svg:x2="9cm" svg:y2="2cm">
          <text:p/>
        </draw:line>
        <draw:frame draw:style-name="gr1" draw:text-style-name="P1" draw:layer="layout" svg:width="1.277cm" svg:height="0.962cm" svg:x="1.5cm" svg:y="2.5cm">
          <draw:text-box>
            <text:p><text:span text:style-name="T1">(b)</text:span></text:p>
          </draw:text-box>
        </draw:frame>
        <draw:line draw:style-name="gr3" draw:text-style-name="P2" draw:layer="layout" svg:x1="3.5cm" svg:y1="3.2cm" svg:x2="9cm" svg:y2="3.2cm">
          <text:p/>
        </draw:line>
        <draw:frame draw:style-name="gr1" draw:text-style-name="P1" draw:layer="layout" svg:width="1.243cm" svg:height="0.962cm" svg:x="1.5cm" svg:y="4cm">
          <draw:text-box>
            <text:p><text:span text:style-name="T1">(c)</text:span></text:p>
          </draw:text-box>
        </draw:frame>
        <draw:custom-shape draw:style-name="gr4" draw:text-style-name="P2" draw:layer="layout" svg:width="5.4cm" svg:height="1.5cm" svg:x="3.6cm" svg:y="3.8cm">
          <text:p/>
          <draw:enhanced-geometry svg:viewBox="0 0 21600 21600" draw:text-areas="0 ?f0 ?f5 ?f2" draw:type="right-arrow" draw:modifiers="15493.1309016849 6245.4363757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6" draw:text-style-name="P4" draw:layer="layout" svg:width="5.334cm" svg:height="3.048cm" svg:x="2.286cm" svg:y="4.064cm">
          <text:p text:style-name="P2"><text:span text:style-name="T2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08cm" svg:height="1.085cm" svg:x="3.048cm" svg:y="2.794cm">
          <draw:text-box>
            <text:p><text:span text:style-name="T3">klassOop</text:span></text:p>
          </draw:text-box>
        </draw:frame>
        <draw:custom-shape draw:style-name="gr8" draw:text-style-name="P6" xml:id="id1" draw:id="id1" draw:layer="layout" svg:width="6.096cm" svg:height="1.778cm" svg:x="9.96cm" svg:y="3.048cm">
          <text:p text:style-name="P2"><text:span text:style-name="T3">instanceKla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6.096cm" svg:height="1.778cm" svg:x="9.96cm" svg:y="6.35cm">
          <text:p text:style-name="P2"><text:span text:style-name="T3">symbolKlass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0.615cm" svg:x1="9.96cm" svg:y1="3.937cm" svg:x2="6.583cm" svg:y2="5.58cm" draw:start-shape="id1" draw:start-glue-point="3" svg:d="m9960 3937h-1324v1643h-2053">
          <text:p/>
        </draw:connector>
        <draw:connector draw:style-name="gr9" draw:text-style-name="P2" draw:layer="layout" draw:line-skew="0.615cm" svg:x1="9.96cm" svg:y1="7.239cm" svg:x2="6.583cm" svg:y2="5.58cm" draw:start-shape="id2" draw:start-glue-point="3" svg:d="m9960 7239h-1324v-1659h-2053">
          <text:p/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0" draw:text-style-name="P7" draw:layer="layout" svg:width="7.106cm" svg:height="3.048cm" svg:x="0.2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6.912cm" svg:height="6.858cm" svg:x="0.516cm" svg:y="2.794cm">
          <draw:text-box>
            <text:p><text:span text:style-name="T3">instanceOop(str)</text:span></text:p>
          </draw:text-box>
        </draw:frame>
        <draw:line draw:style-name="gr12" draw:text-style-name="P2" draw:layer="layout" svg:x1="7.622cm" svg:y1="5.623cm" svg:x2="9.914cm" svg:y2="5.623cm">
          <text:p/>
        </draw:line>
        <draw:frame draw:style-name="gr7" draw:text-style-name="P5" draw:layer="layout" svg:width="3.048cm" svg:height="1.085cm" svg:x="7.382cm" svg:y="4.284cm">
          <draw:text-box>
            <text:p><text:span text:style-name="T3">_klass</text:span></text:p>
          </draw:text-box>
        </draw:frame>
        <draw:custom-shape draw:style-name="gr10" draw:text-style-name="P7" draw:layer="layout" svg:width="5.842cm" svg:height="4.607cm" svg:x="10.084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9.83cm" svg:y="3.048cm">
          <draw:text-box>
            <text:p><text:span text:style-name="T3">klassOop(String)</text:span></text:p>
          </draw:text-box>
        </draw:frame>
        <draw:custom-shape draw:style-name="gr6" draw:text-style-name="P7" draw:layer="layout" svg:width="5.334cm" svg:height="2.032cm" svg:x="10.292cm" svg:y="6.604cm">
          <text:p text:style-name="P8"><text:span text:style-name="T4">instance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7.42cm" svg:height="1.085cm" svg:x="0.308cm" svg:y="5.011cm">
          <draw:text-box>
            <text:p><text:span text:style-name="T3">instanceOopDesc</text:span></text:p>
          </draw:text-box>
        </draw:frame>
        <draw:frame draw:style-name="gr7" draw:text-style-name="P5" draw:layer="layout" svg:width="6.35cm" svg:height="1.085cm" svg:x="10.238cm" svg:y="5.08cm">
          <draw:text-box>
            <text:p text:style-name="P8"><text:span text:style-name="T5">klassOopDesc</text:span></text:p>
          </draw:text-box>
        </draw:frame>
        <draw:custom-shape draw:style-name="gr10" draw:text-style-name="P7" draw:layer="layout" svg:width="7.572cm" svg:height="4.607cm" svg:x="18.59cm" svg:y="4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912cm" svg:height="1.085cm" svg:x="18.636cm" svg:y="3.048cm">
          <draw:text-box>
            <text:p><text:span text:style-name="T3">klassOop(Class)</text:span></text:p>
          </draw:text-box>
        </draw:frame>
        <draw:custom-shape draw:style-name="gr6" draw:text-style-name="P7" draw:layer="layout" svg:width="7.112cm" svg:height="2.032cm" svg:x="18.798cm" svg:y="6.604cm">
          <text:p text:style-name="P8"><text:span text:style-name="T4">instanceKlassK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6.35cm" svg:height="1.085cm" svg:x="18.844cm" svg:y="5.08cm">
          <draw:text-box>
            <text:p text:style-name="P8"><text:span text:style-name="T5">klassOopDesc</text:span></text:p>
          </draw:text-box>
        </draw:frame>
        <draw:line draw:style-name="gr12" draw:text-style-name="P2" draw:layer="layout" svg:x1="16.174cm" svg:y1="5.711cm" svg:x2="18.466cm" svg:y2="5.711cm">
          <text:p/>
        </draw:line>
        <draw:frame draw:style-name="gr7" draw:text-style-name="P5" draw:layer="layout" svg:width="3.048cm" svg:height="1.085cm" svg:x="15.934cm" svg:y="4.372cm">
          <draw:text-box>
            <text:p><text:span text:style-name="T3">_klass</text:span></text:p>
          </draw:text-box>
        </draw:frame>
        <draw:line draw:style-name="gr13" draw:text-style-name="P2" draw:layer="layout" svg:x1="26.332cm" svg:y1="5.842cm" svg:x2="27.348cm" svg:y2="5.842cm">
          <text:p/>
        </draw:line>
        <draw:line draw:style-name="gr13" draw:text-style-name="P2" draw:layer="layout" svg:x1="27.348cm" svg:y1="7.62cm" svg:x2="27.348cm" svg:y2="5.842cm">
          <text:p/>
        </draw:line>
        <draw:line draw:style-name="gr14" draw:text-style-name="P2" draw:layer="layout" svg:x1="27.348cm" svg:y1="7.62cm" svg:x2="26.332cm" svg:y2="7.62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15" draw:text-style-name="P2" draw:layer="layout" svg:x1="5.588cm" svg:y1="10.922cm" svg:x2="25.908cm" svg:y2="10.922cm">
          <text:p/>
        </draw:line>
        <draw:frame draw:style-name="gr1" draw:text-style-name="P10" draw:layer="layout" svg:width="3.889cm" svg:height="2.233cm" svg:x="1.524cm" svg:y="9.806cm">
          <draw:text-box>
            <text:p><text:span text:style-name="T6">メイン</text:span></text:p>
            <text:p><text:span text:style-name="T6">スレッド</text:span></text:p>
          </draw:text-box>
        </draw:frame>
        <draw:custom-shape draw:style-name="gr16" draw:text-style-name="P2" draw:layer="layout" svg:width="5.08cm" svg:height="1.778cm" svg:x="7.366cm" svg:y="12.192cm">
          <text:p text:style-name="P2">2.スレッド生成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13.208cm" svg:y="12.192cm">
          <text:p text:style-name="P2">3.スレッド</text:p>
          <text:p text:style-name="P2">処理開始</text:p>
          <draw:enhanced-geometry svg:viewBox="0 0 21600 21600" draw:glue-points="10800 0 0 10800 10800 21600 21600 10800 ?f40 ?f41" draw:text-areas="0 0 21600 21600" draw:type="rectangular-callout" draw:modifiers="2023.53867348947 -14278.58347386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5.08cm" svg:height="1.778cm" svg:x="20.574cm" svg:y="3.302cm">
          <text:p text:style-name="P2">4.スレッド</text:p>
          <text:p text:style-name="P2">処理終了</text:p>
          <draw:enhanced-geometry svg:viewBox="0 0 21600 21600" draw:glue-points="10800 0 0 10800 10800 21600 21600 10800 ?f40 ?f41" draw:text-areas="0 0 21600 21600" draw:type="rectangular-callout" draw:modifiers="2431.64731352096 28083.6424957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0" draw:layer="layout" svg:width="4.735cm" svg:height="2.233cm" svg:x="0.853cm" svg:y="4.879cm">
          <draw:text-box>
            <text:p><text:span text:style-name="T6">生成された</text:span></text:p>
            <text:p><text:span text:style-name="T6">スレッド</text:span></text:p>
          </draw:text-box>
        </draw:frame>
        <draw:line draw:style-name="gr17" draw:text-style-name="P2" draw:layer="layout" svg:x1="7.874cm" svg:y1="5.842cm" svg:x2="13.662cm" svg:y2="5.842cm">
          <text:p text:style-name="P2"/>
          <text:p text:style-name="P2"/>
          <text:p text:style-name="P2">一時停止中</text:p>
        </draw:line>
        <draw:line draw:style-name="gr18" draw:text-style-name="P2" draw:layer="layout" svg:x1="7.774cm" svg:y1="11.33cm" svg:x2="7.774cm" svg:y2="5.234cm">
          <text:p/>
        </draw:line>
        <draw:line draw:style-name="gr18" draw:text-style-name="P2" draw:layer="layout" svg:x1="13.662cm" svg:y1="11.43cm" svg:x2="13.662cm" svg:y2="5.334cm">
          <text:p/>
        </draw:line>
        <draw:line draw:style-name="gr19" draw:text-style-name="P11" draw:layer="layout" svg:x1="13.662cm" svg:y1="5.842cm" svg:x2="21.336cm" svg:y2="5.842cm">
          <text:p text:style-name="P2"><text:span text:style-name="T7"/></text:p>
          <text:p text:style-name="P2"><text:span text:style-name="T7">run()</text:span></text:p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5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7.874cm" svg:height="5.396cm" svg:x="4.572cm" svg:y="4.82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7.874cm" svg:height="3.302cm" svg:x="12.472cm" svg:y="1.524cm">
          <text:p text:style-name="P2"><text:span text:style-name="T8">CPU</text:span><text:span text:style-name="T8">コア</text:span></text:p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5.8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4.5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4.572cm" svg:y="8.92cm">
          <text:p/>
          <draw:enhanced-geometry svg:viewBox="0 0 21600 21600" draw:type="rectangle" draw:enhanced-path="M 0 0 L 21600 0 21600 21600 0 21600 0 0 Z N"/>
        </draw:custom-shape>
        <draw:path draw:style-name="gr18" draw:text-style-name="P2" draw:layer="layout" svg:width="1.549cm" svg:height="0.742cm" draw:transform="skewX (0.0205948851735331) rotate (-1.58510802666125) translate (4.572cm 4.826cm)" svg:viewBox="0 0 1550 743" svg:d="m0 0c199 863 1550 736 1550 736">
          <text:p/>
        </draw:path>
        <draw:path draw:style-name="gr18" draw:text-style-name="P2" draw:layer="layout" svg:width="1.402cm" svg:height="0.742cm" draw:transform="skewX (-0.0164060949687467) rotate (-1.55508836352695) translate (4.54996565551363cm 8.89736543633754cm)" svg:viewBox="0 0 1403 743" svg:d="m1403 0c-181 863-1403 736-1403 736">
          <text:p/>
        </draw:path>
        <draw:frame draw:style-name="gr1" draw:text-style-name="P14" draw:layer="layout" svg:width="4.037cm" svg:height="2.945cm" svg:x="0.735cm" svg:y="6.874cm">
          <draw:text-box>
            <text:p><text:span text:style-name="T9">キャッシュ</text:span></text:p>
            <text:p><text:span text:style-name="T9">ライン</text:span></text:p>
            <text:p><text:span text:style-name="T9">(n</text:span><text:span text:style-name="T9">本</text:span><text:span text:style-name="T9">)</text:span></text:p>
          </draw:text-box>
        </draw:frame>
        <draw:path draw:style-name="gr18" draw:text-style-name="P2" draw:layer="layout" svg:width="0.761cm" svg:height="1.269cm" draw:transform="rotate (-1.5707963267949) translate (5.842cm 10.2cm)" svg:viewBox="0 0 762 1270" svg:d="m0 1270c762 0 762-1270 762-1270">
          <text:p/>
        </draw:path>
        <draw:path draw:style-name="gr18" draw:text-style-name="P2" draw:layer="layout" svg:width="0.761cm" svg:height="1.269cm" draw:transform="rotate (1.5707963267949) translate (11.172cm 10.962cm)" svg:viewBox="0 0 762 1270" svg:d="m762 1270c-762 0-762-1270-762-1270">
          <text:p/>
        </draw:path>
        <draw:frame draw:style-name="gr1" draw:text-style-name="P14" draw:layer="layout" svg:width="3.33cm" svg:height="1.149cm" svg:x="6.885cm" svg:y="10.539cm">
          <draw:text-box>
            <text:p><text:span text:style-name="T9">数バイト</text:span></text:p>
          </draw:text-box>
        </draw:frame>
        <draw:custom-shape draw:style-name="gr21" draw:text-style-name="P12" draw:layer="layout" svg:width="7.874cm" svg:height="5.396cm" svg:x="12.472cm" svg:y="4.8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13.642cm" svg:y="5.323cm">
          <draw:text-box>
            <text:p><text:span text:style-name="T8">L1</text:span><text:span text:style-name="T8">キャッシュ</text:span></text:p>
          </draw:text-box>
        </draw:frame>
        <draw:custom-shape draw:style-name="gr22" draw:text-style-name="P2" draw:layer="layout" svg:width="7.874cm" svg:height="1.27cm" svg:x="12.472cm" svg:y="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7.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874cm" svg:height="1.27cm" svg:x="12.472cm" svg:y="8.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5.748cm" svg:height="5.396cm" svg:x="4.572cm" svg:y="12.624cm">
          <text:p/>
          <draw:enhanced-geometry svg:viewBox="0 0 21600 21600" draw:type="rectangle" draw:enhanced-path="M 0 0 L 21600 0 21600 21600 0 21600 0 0 Z N"/>
        </draw:custom-shape>
        <draw:frame draw:style-name="gr1" draw:text-style-name="P13" draw:layer="layout" svg:width="5.797cm" svg:height="1.327cm" svg:x="9.442cm" svg:y="12.823cm">
          <draw:text-box>
            <text:p><text:span text:style-name="T8">L2</text:span><text:span text:style-name="T8">キャッシュ</text:span></text:p>
          </draw:text-box>
        </draw:frame>
        <draw:custom-shape draw:style-name="gr22" draw:text-style-name="P2" draw:layer="layout" svg:width="15.748cm" svg:height="1.27cm" svg:x="4.572cm" svg:y="14.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5.748cm" svg:height="1.27cm" svg:x="4.572cm" svg:y="15.42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18.41cm" svg:y1="10.22cm" svg:x2="18.41cm" svg:y2="12.446cm">
          <text:p/>
        </draw:line>
        <draw:line draw:style-name="gr24" draw:text-style-name="P2" draw:layer="layout" svg:x1="6.31cm" svg:y1="10.22cm" svg:x2="6.31cm" svg:y2="12.446cm">
          <text:p/>
        </draw:line>
        <draw:line draw:style-name="gr24" draw:text-style-name="P2" draw:layer="layout" svg:x1="16.51cm" svg:y1="3.556cm" svg:x2="16.51cm" svg:y2="5.782cm">
          <text:p/>
        </draw:line>
        <draw:line draw:style-name="gr24" draw:text-style-name="P2" draw:layer="layout" svg:x1="8.61cm" svg:y1="3.556cm" svg:x2="8.61cm" svg:y2="5.782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2" draw:layer="layout" svg:width="7.874cm" svg:height="3.302cm" svg:x="4.318cm" svg:y="9.144cm">
          <text:p text:style-name="P2"><text:span text:style-name="T8">OS</text:span><text:span text:style-name="T8">ガード領域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874cm" svg:height="6.35cm" svg:x="4.318cm" svg:y="2.794cm">
          <text:p text:style-name="P2"><text:span text:style-name="T8">マシンスタック</text:span></text:p>
          <text:p text:style-name="P2"><text:span text:style-name="T8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2" draw:layer="layout" svg:width="7.874cm" svg:height="1.524cm" svg:x="4.318cm" svg:y="2.794cm">
          <text:p text:style-name="P2"><text:span text:style-name="T8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6" draw:text-style-name="P12" draw:layer="layout" svg:width="7.874cm" svg:height="3.302cm" svg:x="4.318cm" svg:y="9.144cm">
          <text:p text:style-name="P2"><text:span text:style-name="T8">OS</text:span><text:span text:style-name="T8">ガード領域</text:span></text:p>
          <text:p text:style-name="P2"><text:span text:style-name="T8">（割り当てなし）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7.874cm" svg:height="6.35cm" svg:x="4.318cm" svg:y="2.794cm">
          <text:p text:style-name="P2"><text:span text:style-name="T8">マシンスタック</text:span></text:p>
          <text:p text:style-name="P2"><text:span text:style-name="T8">として使える領域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3.81cm" svg:y1="9.144cm" svg:x2="12.954cm" svg:y2="9.144cm">
          <text:p/>
        </draw:line>
        <draw:frame draw:style-name="gr1" draw:text-style-name="P14" draw:layer="layout" svg:width="6.865cm" svg:height="1.149cm" svg:x="13.208cm" svg:y="8.757cm">
          <draw:text-box>
            <text:p><text:span text:style-name="T9">マシンスタックの底</text:span></text:p>
          </draw:text-box>
        </draw:frame>
        <draw:custom-shape draw:style-name="gr20" draw:text-style-name="P12" draw:layer="layout" svg:width="7.874cm" svg:height="1.524cm" svg:x="4.318cm" svg:y="2.794cm">
          <text:p text:style-name="P2"><text:span text:style-name="T8">利用中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.954cm" svg:y1="2.794cm" svg:x2="12.954cm" svg:y2="5.08cm">
          <text:p/>
        </draw:line>
        <draw:custom-shape draw:style-name="gr27" draw:text-style-name="P12" draw:layer="layout" svg:width="7.874cm" svg:height="1.524cm" svg:x="4.318cm" svg:y="7.62cm">
          <text:p text:style-name="P2"><text:span text:style-name="T8">独自のガード領域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20" draw:text-style-name="P2" draw:layer="layout" svg:width="3.81cm" svg:height="4.064cm" svg:x="2.54cm" svg:y="7.112cm">
          <text:p text:style-name="P2">実行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32cm" svg:height="1.778cm" svg:x="7.106cm" svg:y="8.028cm">
          <text:p/>
          <draw:enhanced-geometry svg:viewBox="0 0 21600 21600" draw:text-areas="0 ?f0 ?f5 ?f2" draw:type="right-arrow" draw:modifiers="12600.8853910477 4953.79426644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3.042cm" svg:height="0.992cm" svg:x="2.8cm" svg:y="5.842cm">
          <draw:text-box>
            <text:p>スレッド</text:p>
          </draw:text-box>
        </draw:frame>
        <draw:frame draw:style-name="gr1" draw:text-style-name="P15" draw:layer="layout" svg:width="2.839cm" svg:height="1.233cm" svg:x="6.661cm" svg:y="6.441cm">
          <draw:text-box>
            <text:p><text:span text:style-name="T7">park()</text:span></text:p>
          </draw:text-box>
        </draw:frame>
        <draw:custom-shape draw:style-name="gr29" draw:text-style-name="P16" draw:layer="layout" svg:width="3.81cm" svg:height="4.064cm" svg:x="9.94cm" svg:y="7.112cm">
          <text:p><text:span text:style-name="T10">一時停止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2.032cm" svg:height="1.778cm" svg:x="14.607cm" svg:y="8.029cm">
          <text:p/>
          <draw:enhanced-geometry svg:viewBox="0 0 21600 21600" draw:text-areas="0 ?f0 ?f5 ?f2" draw:type="right-arrow" draw:modifiers="12600.8853910477 4953.794266441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5" draw:layer="layout" svg:width="3.618cm" svg:height="1.233cm" svg:x="13.962cm" svg:y="6.442cm">
          <draw:text-box>
            <text:p><text:span text:style-name="T7">unpark()</text:span></text:p>
          </draw:text-box>
        </draw:frame>
        <draw:custom-shape draw:style-name="gr20" draw:text-style-name="P2" draw:layer="layout" svg:width="3.81cm" svg:height="4.064cm" svg:x="17.272cm" svg:y="7.112cm">
          <text:p text:style-name="P2">実行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9" draw:text-style-name="P17" draw:layer="layout" svg:width="1.778cm" svg:height="1.778cm" svg:x="5.334cm" svg:y="3.786cm">
          <text:p text:style-name="P2"><text:span text:style-name="T1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2.407cm" svg:height="0.992cm" svg:x="19.437cm" svg:y="3.58cm">
          <draw:text-box>
            <text:p>モニタ</text:p>
          </draw:text-box>
        </draw:frame>
        <draw:frame draw:style-name="gr1" draw:layer="layout" svg:width="4.811cm" svg:height="0.992cm" svg:x="2.794cm" svg:y="2.286cm">
          <draw:text-box>
            <text:p>行列(EntryList)</text:p>
          </draw:text-box>
        </draw:frame>
        <draw:custom-shape draw:style-name="gr30" draw:text-style-name="P2" draw:layer="layout" svg:width="4.064cm" svg:height="2.794cm" svg:x="7.62cm" svg:y="3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.216cm" svg:height="1.703cm" svg:x="8.428cm" svg:y="3.786cm">
          <draw:text-box>
            <text:p text:style-name="P2">廊下</text:p>
            <text:p text:style-name="P2">(OnDeck)</text:p>
          </draw:text-box>
        </draw:frame>
        <draw:custom-shape draw:style-name="gr30" draw:text-style-name="P2" draw:layer="layout" svg:width="10.668cm" svg:height="8.128cm" svg:x="11.744cm" svg:y="3.2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4.064cm" svg:height="5.08cm" svg:x="7.62cm" svg:y="6.32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122cm" svg:height="1.703cm" svg:x="8.128cm" svg:y="6.95cm">
          <draw:text-box>
            <text:p text:style-name="P2">待合室</text:p>
            <text:p text:style-name="P2">(WaitSet)</text:p>
          </draw:text-box>
        </draw:frame>
        <draw:custom-shape draw:style-name="gr29" draw:text-style-name="P17" draw:layer="layout" svg:width="1.778cm" svg:height="1.778cm" svg:x="3.048cm" svg:y="3.786cm">
          <text:p text:style-name="P2"><text:span text:style-name="T1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778cm" svg:height="1.778cm" svg:x="13.208cm" svg:y="5.31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1" draw:text-style-name="P2" draw:layer="layout" svg:x1="7.684cm" svg:y1="9.386cm" svg:x2="7.684cm" svg:y2="10.91cm">
            <text:p/>
          </draw:line>
          <draw:line draw:style-name="gr18" draw:text-style-name="P2" draw:layer="layout" svg:x1="7.62cm" svg:y1="9.436cm" svg:x2="6.35cm" svg:y2="9.436cm">
            <text:p/>
          </draw:line>
          <draw:path draw:style-name="gr18" draw:text-style-name="P2" draw:layer="layout" svg:width="1.9cm" svg:height="0.876cm" draw:transform="rotate (-1.24965574442794) translate (7.11543803854337cm 9.1937358029931cm)" svg:viewBox="0 0 1901 877" svg:d="m0 853c564 85 1165-62 1612-427l243-426 46 15">
            <text:p/>
          </draw:path>
        </draw:g>
        <draw:g>
          <draw:line draw:style-name="gr31" draw:text-style-name="P2" draw:layer="layout" svg:x1="11.685cm" svg:y1="9.286cm" svg:x2="11.685cm" svg:y2="10.81cm">
            <text:p/>
          </draw:line>
          <draw:line draw:style-name="gr18" draw:text-style-name="P2" draw:layer="layout" svg:x1="11.621cm" svg:y1="9.336cm" svg:x2="10.351cm" svg:y2="9.336cm">
            <text:p/>
          </draw:line>
          <draw:path draw:style-name="gr18" draw:text-style-name="P2" draw:layer="layout" svg:width="1.9cm" svg:height="0.876cm" draw:transform="rotate (-1.24965574442794) translate (11.1164380385434cm 9.0937358029931cm)" svg:viewBox="0 0 1901 877" svg:d="m0 853c564 85 1165-62 1612-427l243-426 46 15">
            <text:p/>
          </draw:path>
        </draw:g>
        <draw:g>
          <draw:line draw:style-name="gr31" draw:text-style-name="P2" draw:layer="layout" svg:x1="7.685cm" svg:y1="9.386cm" svg:x2="7.685cm" svg:y2="10.91cm">
            <text:p/>
          </draw:line>
          <draw:line draw:style-name="gr18" draw:text-style-name="P2" draw:layer="layout" svg:x1="7.621cm" svg:y1="9.436cm" svg:x2="6.351cm" svg:y2="9.436cm">
            <text:p/>
          </draw:line>
          <draw:path draw:style-name="gr18" draw:text-style-name="P2" draw:layer="layout" svg:width="1.9cm" svg:height="0.876cm" draw:transform="rotate (-1.24965574442794) translate (7.11643803854337cm 9.1937358029931cm)" svg:viewBox="0 0 1901 877" svg:d="m0 853c564 85 1165-62 1612-427l243-426 46 15">
            <text:p/>
          </draw:path>
        </draw:g>
        <draw:g>
          <draw:line draw:style-name="gr31" draw:text-style-name="P2" draw:layer="layout" svg:x1="22.381cm" svg:y1="9.144cm" svg:x2="22.381cm" svg:y2="10.668cm">
            <text:p/>
          </draw:line>
          <draw:line draw:style-name="gr18" draw:text-style-name="P2" draw:layer="layout" svg:x1="22.445cm" svg:y1="9.194cm" svg:x2="23.715cm" svg:y2="9.194cm">
            <text:p/>
          </draw:line>
          <draw:path draw:style-name="gr18" draw:text-style-name="P2" draw:layer="layout" svg:width="1.899cm" svg:height="0.876cm" draw:transform="rotate (1.25000481027834) translate (22.3496368535209cm 10.7552275849555cm)" svg:viewBox="0 0 1900 877" svg:d="m1900 854c-564 85-1165-63-1612-428l-242-426-46 15">
            <text:p/>
          </draw:path>
        </draw:g>
        <draw:g>
          <draw:line draw:style-name="gr31" draw:text-style-name="P2" draw:layer="layout" svg:x1="11.73cm" svg:y1="3.81cm" svg:x2="11.73cm" svg:y2="5.334cm">
            <text:p/>
          </draw:line>
          <draw:line draw:style-name="gr18" draw:text-style-name="P2" draw:layer="layout" svg:x1="11.794cm" svg:y1="3.86cm" svg:x2="13.064cm" svg:y2="3.86cm">
            <text:p/>
          </draw:line>
          <draw:path draw:style-name="gr18" draw:text-style-name="P2" draw:layer="layout" svg:width="1.899cm" svg:height="0.876cm" draw:transform="rotate (1.25000481027834) translate (11.6986368535209cm 5.42122758495548cm)" svg:viewBox="0 0 1900 877" svg:d="m1900 854c-564 85-1165-63-1612-428l-242-426-46 15">
            <text:p/>
          </draw:path>
        </draw:g>
        <draw:g>
          <draw:line draw:style-name="gr31" draw:text-style-name="P2" draw:layer="layout" svg:x1="7.631cm" svg:y1="3.81cm" svg:x2="7.631cm" svg:y2="5.334cm">
            <text:p/>
          </draw:line>
          <draw:line draw:style-name="gr18" draw:text-style-name="P2" draw:layer="layout" svg:x1="7.695cm" svg:y1="3.86cm" svg:x2="8.965cm" svg:y2="3.86cm">
            <text:p/>
          </draw:line>
          <draw:path draw:style-name="gr18" draw:text-style-name="P2" draw:layer="layout" svg:width="1.899cm" svg:height="0.876cm" draw:transform="rotate (1.25000481027834) translate (7.59963685352091cm 5.42122758495548cm)" svg:viewBox="0 0 1900 877" svg:d="m1900 854c-564 85-1165-63-1612-428l-242-426-46 15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rihiro Nakamura</meta:initial-creator>
    <meta:creation-date>2011-12-16T23:08:03</meta:creation-date>
    <meta:editing-duration>PT5H5M2S</meta:editing-duration>
    <meta:editing-cycles>11</meta:editing-cycles>
    <dc:date>2012-02-01T20:56:38</dc:date>
    <dc:creator>Narihiro Nakamura</dc:creator>
    <meta:generator>LibreOffice/3.4$Unix LibreOffice_project/340m1$Build-402</meta:generator>
    <meta:document-statistic meta:object-count="160"/>
  </office:meta>
</office:document-meta>
</file>